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2dfb" officeooo:paragraph-rsid="00062dfb"/>
    </style:style>
    <style:style style:name="P2" style:family="paragraph" style:parent-style-name="Header">
      <style:text-properties officeooo:rsid="00062dfb" officeooo:paragraph-rsid="0020fca9"/>
    </style:style>
    <style:style style:name="P3" style:family="paragraph" style:parent-style-name="Header">
      <style:text-properties officeooo:rsid="0021ea57" officeooo:paragraph-rsid="0021ea57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P5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3536" officeooo:paragraph-rsid="000b3536"/>
    </style:style>
    <style:style style:name="P6" style:family="paragraph" style:parent-style-name="Standard">
      <style:paragraph-properties fo:text-align="justify" style:justify-single-word="false"/>
      <style:text-properties fo:language="fr" fo:country="FR" style:text-underline-style="none" officeooo:rsid="002a4f35" officeooo:paragraph-rsid="0028d7f0"/>
    </style:style>
    <style:style style:name="P7" style:family="paragraph" style:parent-style-name="Standard">
      <style:paragraph-properties fo:text-align="justify" style:justify-single-word="false"/>
      <style:text-properties fo:language="fr" fo:country="FR" style:text-underline-style="none" officeooo:rsid="004d525e" officeooo:paragraph-rsid="004d525e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3b22c9" officeooo:paragraph-rsid="0026f733"/>
    </style:style>
    <style:style style:name="P9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3b22c9" officeooo:paragraph-rsid="003b22c9"/>
    </style:style>
    <style:style style:name="P10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695324" officeooo:paragraph-rsid="00695324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3cf849" officeooo:paragraph-rsid="003cf849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6af5f9" officeooo:paragraph-rsid="006af5f9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26f733" officeooo:paragraph-rsid="0026f733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0b3536" officeooo:paragraph-rsid="000b3536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0b3536" officeooo:paragraph-rsid="001ae90b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3ee506" officeooo:paragraph-rsid="003ee506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3f1f69" officeooo:paragraph-rsid="003f1f69"/>
    </style:style>
    <style:style style:name="P18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407b09" officeooo:paragraph-rsid="00407b09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407b09" officeooo:paragraph-rsid="001ae90b"/>
    </style:style>
    <style:style style:name="P20" style:family="paragraph" style:parent-style-name="Standard">
      <style:paragraph-properties fo:text-align="justify" style:justify-single-word="false"/>
      <style:text-properties fo:language="fr" fo:country="FR" style:text-underline-style="none" officeooo:rsid="00407b09" officeooo:paragraph-rsid="007714c4"/>
    </style:style>
    <style:style style:name="P21" style:family="paragraph" style:parent-style-name="Standard">
      <style:paragraph-properties fo:text-align="justify" style:justify-single-word="false"/>
      <style:text-properties fo:language="fr" fo:country="FR" style:text-underline-style="none" officeooo:rsid="00732b5e" officeooo:paragraph-rsid="00732b5e"/>
    </style:style>
    <style:style style:name="P22" style:family="paragraph" style:parent-style-name="Standard">
      <style:paragraph-properties fo:text-align="justify" style:justify-single-word="false"/>
      <style:text-properties fo:language="fr" fo:country="FR" style:text-underline-style="none" officeooo:rsid="007497cf" officeooo:paragraph-rsid="007497cf"/>
    </style:style>
    <style:style style:name="P23" style:family="paragraph" style:parent-style-name="Standard">
      <style:paragraph-properties fo:text-align="justify" style:justify-single-word="false"/>
      <style:text-properties fo:language="fr" fo:country="FR" style:text-underline-style="none" officeooo:rsid="002a4f35" officeooo:paragraph-rsid="0028d7f0"/>
    </style:style>
    <style:style style:name="P24" style:family="paragraph" style:parent-style-name="Standard">
      <style:paragraph-properties fo:text-align="justify" style:justify-single-word="false"/>
      <style:text-properties fo:language="fr" fo:country="FR" officeooo:rsid="007870f8" officeooo:paragraph-rsid="007870f8"/>
    </style:style>
    <style:style style:name="P25" style:family="paragraph" style:parent-style-name="Standard">
      <style:paragraph-properties fo:text-align="justify" style:justify-single-word="false"/>
      <style:text-properties fo:language="fr" fo:country="FR" officeooo:rsid="007aab3a" officeooo:paragraph-rsid="007aab3a"/>
    </style:style>
    <style:style style:name="P26" style:family="paragraph" style:parent-style-name="Standard" style:list-style-name="L2">
      <style:paragraph-properties fo:text-align="justify" style:justify-single-word="false"/>
      <style:text-properties fo:language="fr" fo:country="FR" officeooo:rsid="007c5627" officeooo:paragraph-rsid="007de9ef"/>
    </style:style>
    <style:style style:name="P27" style:family="paragraph" style:parent-style-name="Standard">
      <style:paragraph-properties fo:text-align="justify" style:justify-single-word="false"/>
      <style:text-properties fo:language="fr" fo:country="FR" officeooo:rsid="007d56c7" officeooo:paragraph-rsid="007d56c7"/>
    </style:style>
    <style:style style:name="P28" style:family="paragraph" style:parent-style-name="Standard">
      <style:paragraph-properties fo:text-align="justify" style:justify-single-word="false"/>
      <style:text-properties fo:language="fr" fo:country="FR" officeooo:rsid="007de9ef" officeooo:paragraph-rsid="007de9ef"/>
    </style:style>
    <style:style style:name="P29" style:family="paragraph" style:parent-style-name="Standard">
      <style:paragraph-properties fo:text-align="justify" style:justify-single-word="false"/>
      <style:text-properties fo:language="fr" fo:country="FR" officeooo:rsid="005e2f1d" officeooo:paragraph-rsid="005e2f1d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4ddcea" officeooo:paragraph-rsid="006af5f9" style:font-size-asian="12pt" style:font-size-complex="12pt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4ddcea" officeooo:paragraph-rsid="006e6b24" style:font-size-asian="12pt" style:font-size-complex="12pt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4ddcea" officeooo:paragraph-rsid="004ddcea" style:font-size-asian="12pt" style:font-size-complex="12pt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6c83f6" officeooo:paragraph-rsid="006c83f6" style:font-size-asian="12pt" style:font-size-complex="12pt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6c83f6" officeooo:paragraph-rsid="006e6b24" style:font-size-asian="12pt" style:font-size-complex="12pt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0b3536" officeooo:paragraph-rsid="001ba44f" style:font-size-asian="12pt" style:font-size-complex="12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119502" officeooo:paragraph-rsid="001ba44f" style:font-size-asian="12pt" style:font-size-complex="12pt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4e59b7" officeooo:paragraph-rsid="004e59b7" style:font-size-asian="12pt" style:font-size-complex="12pt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4e6789" officeooo:paragraph-rsid="004e6789" style:font-size-asian="12pt" style:font-size-complex="12pt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4e6789" officeooo:paragraph-rsid="004ea5ed" style:font-size-asian="12pt" style:font-size-complex="12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4ea5ed" officeooo:paragraph-rsid="00527454" style:font-size-asian="12pt" style:font-size-complex="12pt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509fd9" officeooo:paragraph-rsid="00509fd9" style:font-size-asian="12pt" style:font-size-complex="12pt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1d3839" officeooo:paragraph-rsid="001d3839" style:font-size-asian="12pt" style:font-size-complex="12pt"/>
    </style:style>
    <style:style style:name="P43" style:family="paragraph" style:parent-style-name="Standard" style:list-style-name="L2">
      <style:paragraph-properties fo:text-align="justify" style:justify-single-word="false"/>
      <style:text-properties officeooo:paragraph-rsid="007c5627"/>
    </style:style>
    <style:style style:name="P44" style:family="paragraph" style:parent-style-name="Text_20_body">
      <style:paragraph-properties fo:text-align="justify" style:justify-single-word="false"/>
      <style:text-properties fo:language="fr" fo:country="FR" officeooo:paragraph-rsid="008c27ba"/>
    </style:style>
    <style:style style:name="P45" style:family="paragraph" style:parent-style-name="Text_20_body">
      <style:paragraph-properties fo:text-align="justify" style:justify-single-word="false"/>
      <style:text-properties fo:language="fr" fo:country="FR" officeooo:paragraph-rsid="00900716"/>
    </style:style>
    <style:style style:name="P46" style:family="paragraph" style:parent-style-name="Text_20_body">
      <style:paragraph-properties fo:text-align="justify" style:justify-single-word="false"/>
      <style:text-properties fo:language="fr" fo:country="FR" officeooo:paragraph-rsid="009784b9"/>
    </style:style>
    <style:style style:name="P47" style:family="paragraph" style:parent-style-name="Text_20_body">
      <style:paragraph-properties fo:text-align="justify" style:justify-single-word="false"/>
      <style:text-properties fo:language="fr" fo:country="FR" officeooo:rsid="00808eff" officeooo:paragraph-rsid="00808eff"/>
    </style:style>
    <style:style style:name="P48" style:family="paragraph" style:parent-style-name="Text_20_body">
      <style:paragraph-properties fo:text-align="justify" style:justify-single-word="false"/>
      <style:text-properties fo:language="fr" fo:country="FR" officeooo:rsid="0081f9c1" officeooo:paragraph-rsid="0081f9c1"/>
    </style:style>
    <style:style style:name="P49" style:family="paragraph" style:parent-style-name="Text_20_body">
      <style:paragraph-properties fo:text-align="justify" style:justify-single-word="false"/>
      <style:text-properties fo:language="fr" fo:country="FR" officeooo:rsid="009314c7" officeooo:paragraph-rsid="009314c7"/>
    </style:style>
    <style:style style:name="P50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1.3cm" style:auto-text-indent="false" style:page-number="auto"/>
    </style:style>
    <style:style style:name="P51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 style:page-number="auto"/>
      <style:text-properties fo:language="fr" fo:country="FR" officeooo:paragraph-rsid="0084d188"/>
    </style:style>
    <style:style style:name="P52" style:family="paragraph" style:parent-style-name="Heading_20_2">
      <style:paragraph-properties fo:text-align="justify" style:justify-single-word="false"/>
      <style:text-properties fo:language="fr" fo:country="FR" style:text-underline-style="solid" style:text-underline-width="auto" style:text-underline-color="font-color"/>
    </style:style>
    <style:style style:name="P53" style:family="paragraph" style:parent-style-name="Heading_20_2">
      <style:paragraph-properties fo:text-align="justify" style:justify-single-word="false"/>
      <style:text-properties fo:language="fr" fo:country="FR"/>
    </style:style>
    <style:style style:name="T1" style:family="text">
      <style:text-properties officeooo:rsid="00204108"/>
    </style:style>
    <style:style style:name="T2" style:family="text">
      <style:text-properties officeooo:rsid="00367940"/>
    </style:style>
    <style:style style:name="T3" style:family="text">
      <style:text-properties officeooo:rsid="0020fca9"/>
    </style:style>
    <style:style style:name="T4" style:family="text">
      <style:text-properties officeooo:rsid="0037f4f9"/>
    </style:style>
    <style:style style:name="T5" style:family="text">
      <style:text-properties officeooo:rsid="00062dfb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0b3536" style:font-size-asian="12pt" style:font-size-complex="12pt"/>
    </style:style>
    <style:style style:name="T8" style:family="text">
      <style:text-properties style:font-name="Liberation Serif" fo:font-size="12pt" officeooo:rsid="00119502" style:font-size-asian="12pt" style:font-size-complex="12pt"/>
    </style:style>
    <style:style style:name="T9" style:family="text">
      <style:text-properties style:font-name="Liberation Serif" fo:font-size="12pt" officeooo:rsid="003f1f69" style:font-size-asian="12pt" style:font-size-complex="12pt"/>
    </style:style>
    <style:style style:name="T10" style:family="text">
      <style:text-properties style:font-name="Liberation Serif" fo:font-size="12pt" officeooo:rsid="003fa54a" style:font-size-asian="12pt" style:font-size-complex="12pt"/>
    </style:style>
    <style:style style:name="T11" style:family="text">
      <style:text-properties style:font-name="Liberation Serif" fo:font-size="12pt" officeooo:rsid="00407756" style:font-size-asian="12pt" style:font-size-complex="12pt"/>
    </style:style>
    <style:style style:name="T12" style:family="text">
      <style:text-properties style:font-name="Liberation Serif" fo:font-size="12pt" officeooo:rsid="00429357" style:font-size-asian="12pt" style:font-size-complex="12pt"/>
    </style:style>
    <style:style style:name="T13" style:family="text">
      <style:text-properties style:font-name="Liberation Serif" fo:font-size="12pt" officeooo:rsid="004451d9" style:font-size-asian="12pt" style:font-size-complex="12pt"/>
    </style:style>
    <style:style style:name="T14" style:family="text">
      <style:text-properties style:font-name="Liberation Serif" fo:font-size="12pt" officeooo:rsid="0047f29c" style:font-size-asian="12pt" style:font-size-complex="12pt"/>
    </style:style>
    <style:style style:name="T15" style:family="text">
      <style:text-properties style:font-name="Liberation Serif" fo:font-size="12pt" officeooo:rsid="0049d667" style:font-size-asian="12pt" style:font-size-complex="12pt"/>
    </style:style>
    <style:style style:name="T16" style:family="text">
      <style:text-properties style:font-name="Liberation Serif" fo:font-size="12pt" officeooo:rsid="006624c7" style:font-size-asian="12pt" style:font-size-complex="12pt"/>
    </style:style>
    <style:style style:name="T17" style:family="text">
      <style:text-properties style:font-name="Liberation Serif" fo:font-size="12pt" officeooo:rsid="0067a563" style:font-size-asian="12pt" style:font-size-complex="12pt"/>
    </style:style>
    <style:style style:name="T18" style:family="text">
      <style:text-properties officeooo:rsid="003cf849"/>
    </style:style>
    <style:style style:name="T19" style:family="text">
      <style:text-properties officeooo:rsid="00407b09"/>
    </style:style>
    <style:style style:name="T20" style:family="text">
      <style:text-properties officeooo:rsid="004e6789"/>
    </style:style>
    <style:style style:name="T21" style:family="text">
      <style:text-properties officeooo:rsid="004ea5ed"/>
    </style:style>
    <style:style style:name="T22" style:family="text">
      <style:text-properties officeooo:rsid="0059bf3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25c194" style:font-size-asian="18pt" style:font-weight-asian="bold" style:font-size-complex="18pt" style:font-weight-complex="bold"/>
    </style:style>
    <style:style style:name="T25" style:family="text">
      <style:text-properties officeooo:rsid="006479a8"/>
    </style:style>
    <style:style style:name="T26" style:family="text">
      <style:text-properties officeooo:rsid="006af5f9"/>
    </style:style>
    <style:style style:name="T27" style:family="text">
      <style:text-properties officeooo:rsid="006c83f6"/>
    </style:style>
    <style:style style:name="T28" style:family="text">
      <style:text-properties officeooo:rsid="006e6b24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7714c4"/>
    </style:style>
    <style:style style:name="T31" style:family="text">
      <style:text-properties fo:language="fr" fo:country="FR"/>
    </style:style>
    <style:style style:name="T32" style:family="text">
      <style:text-properties fo:language="fr" fo:country="FR" officeooo:rsid="007c5627"/>
    </style:style>
    <style:style style:name="T33" style:family="text">
      <style:text-properties fo:language="fr" fo:country="FR" officeooo:rsid="007e7f69"/>
    </style:style>
    <style:style style:name="T34" style:family="text">
      <style:text-properties officeooo:rsid="007de9ef"/>
    </style:style>
    <style:style style:name="T35" style:family="text">
      <style:text-properties officeooo:rsid="00837aa7"/>
    </style:style>
    <style:style style:name="T36" style:family="text">
      <style:text-properties officeooo:rsid="0084422b"/>
    </style:style>
    <style:style style:name="T37" style:family="text">
      <style:text-properties style:text-underline-style="none" officeooo:rsid="007497cf"/>
    </style:style>
    <style:style style:name="T38" style:family="text">
      <style:text-properties style:text-underline-style="none" officeooo:rsid="0084d188"/>
    </style:style>
    <style:style style:name="T39" style:family="text">
      <style:text-properties style:text-underline-style="none" officeooo:rsid="0085a2be"/>
    </style:style>
    <style:style style:name="T40" style:family="text">
      <style:text-properties style:text-underline-style="none" officeooo:rsid="008c27ba"/>
    </style:style>
    <style:style style:name="T41" style:family="text">
      <style:text-properties style:text-underline-style="none" officeooo:rsid="006febce"/>
    </style:style>
    <style:style style:name="T42" style:family="text">
      <style:text-properties officeooo:rsid="008c9b07"/>
    </style:style>
    <style:style style:name="T43" style:family="text">
      <style:text-properties officeooo:rsid="00900716"/>
    </style:style>
    <style:style style:name="T44" style:family="text">
      <style:text-properties officeooo:rsid="009508f0"/>
    </style:style>
    <style:style style:name="T45" style:family="text">
      <style:text-properties officeooo:rsid="009784b9"/>
    </style:style>
    <style:style style:name="T46" style:family="text">
      <style:text-properties officeooo:rsid="009908bb"/>
    </style:style>
    <style:style style:name="T47" style:family="text">
      <style:text-properties officeooo:rsid="009d451a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24">P</text:span><text:span text:style-name="T23">ROJET</text:span></text:p>
      <text:p text:style-name="P52">Cahier des Charges :</text:p>
      <text:p text:style-name="P24"><text:s/></text:p>
      <text:p text:style-name="P25">Réaliser une application de petites annonces. Les fonctionnalités de l'utilisateur doivent être les suivantes :</text:p>
      <text:list xml:id="list1215716584637582869" text:style-name="L2">
        <text:list-item>
          <text:p text:style-name="P43"><text:span text:style-name="T32">Voir toutes les annonces reçues</text:span></text:p>
        </text:list-item>
        <text:list-item>
          <text:p text:style-name="P26">Créer une annonce</text:p>
        </text:list-item>
        <text:list-item>
          <text:p text:style-name="P26">Supprimer une annonce</text:p>
        </text:list-item>
        <text:list-item>
          <text:p text:style-name="P26">Contacter le vendeur d'une annonce</text:p>
        </text:list-item>
      </text:list>
      <text:p text:style-name="P27"/>
      <text:p text:style-name="P27">Le proje<text:span text:style-name="T34">t doit fonctionner dans le groupe de 6 personnes.</text:span></text:p>
      <text:p text:style-name="P28">Un retour pour le client de l'application a lieu toutes les deux semaines.</text:p>
      <text:p text:style-name="P53"><text:span text:style-name="T29">Dossier de conception :</text:span></text:p>
      <text:p text:style-name="P50"><text:span text:style-name="T31"><text:line-break/>Tout </text:span><text:span text:style-name="T33">d'abord on a tous ensemble réfléchi aux différents messages et aux contraintes de l'application. Quelles informations devait être communiquer dans quels messages…., cela nous a permit d'avoir une ébauche de protocole. Le protocole a était rédigé à la suite de cette réunion afin d'avoir que chaque groupe puisse implémenter de son côté mais sans laisser d’ambiguïté possible. </text:span></text:p>
      <text:p text:style-name="P47">La première étape d'implémentation était la communication entre un client avec le serveur. La seconde étape d'implémentation était la communication entre un client et un autre client.</text:p>
      <text:p text:style-name="P48">La date final<text:span text:style-name="T36">e</text:span> de livraison sera le 13 décembre. Nous <text:span text:style-name="T35">avons rendu </text:span>le 29 novembre.</text:p>
      <text:p text:style-name="P53"><text:span text:style-name="T30">A</text:span><text:span text:style-name="T29">rchitecture : </text:span></text:p>
      <text:p text:style-name="P5"/>
      <text:list xml:id="list5445922551465252278" text:style-name="L1">
        <text:list-item>
          <text:p text:style-name="P8">Advert : objet représentant une annonce qui contient un id, un contenu et l'id<text:span text:style-name="T25">entifiant du v</text:span>endeur.</text:p>
          <text:p text:style-name="P10"/>
        </text:list-item>
        <text:list-item>
          <text:p text:style-name="P10">Client : lance un thread.</text:p>
          <text:p text:style-name="P11"/>
        </text:list-item>
        <text:list-item>
          <text:p text:style-name="P11">Client<text:span text:style-name="T26">Thread</text:span> : <text:span text:style-name="T22">permet de vérifier les demandes de l'utilisateur faites au clavier, les envoyer au serveur, recevoir ce que nous envoie le serveur et de lancer la communication client-client. </text:span></text:p>
          <text:list>
            <text:list-item>
              <text:p text:style-name="P30">bufferedReader pour lire l'input de la socket.</text:p>
            </text:list-item>
            <text:list-item>
              <text:p text:style-name="P30"><text:span text:style-name="T26">bufferedReader</text:span> pour <text:span text:style-name="T26">lire ce qu’écrit l’utilisateur</text:span>.</text:p>
            </text:list-item>
            <text:list-item>
              <text:p text:style-name="P33">PrintWriter pour écrire dans l’output de la socket.</text:p>
            </text:list-item>
            <text:list-item>
              <text:p text:style-name="P30">socket sur laquelle le serveur nous a accepté.</text:p>
            </text:list-item>
          </text:list>
          <text:p text:style-name="P10"/>
        </text:list-item>
        <text:list-item>
          <text:p text:style-name="P12">ClientP2P : gère la communication client-client.</text:p>
          <text:list>
            <text:list-item>
              <text:p text:style-name="P31">bufferedReader pour lire l'input de la socke<text:span text:style-name="T28">t avec le client</text:span>.</text:p>
            </text:list-item>
            <text:list-item>
              <text:p text:style-name="P31"><text:soft-page-break/><text:span text:style-name="T26">bufferedReader</text:span> pour <text:span text:style-name="T26">lire ce qu’écrit l’utilisateur</text:span>.</text:p>
            </text:list-item>
            <text:list-item>
              <text:p text:style-name="P34">PrintWriter pour écrire dans l’output de la socket <text:span text:style-name="T28">avec le client</text:span>.</text:p>
              <text:p text:style-name="P31">socket sur laquelle le serveur nous a accepté.</text:p>
            </text:list-item>
          </text:list>
          <text:p text:style-name="P13"/>
        </text:list-item>
        <text:list-item>
          <text:p text:style-name="P9">Message: <text:span text:style-name="T18">énumération</text:span> des différents messages possibles.</text:p>
          <text:p text:style-name="P14"/>
        </text:list-item>
        <text:list-item>
          <text:p text:style-name="P16"><text:span text:style-name="T7">M</text:span><text:span text:style-name="T6">essageServer : </text:span><text:span text:style-name="T9">envoie</text:span><text:span text:style-name="T6"> les messages par le serveurs en fonction du protocole</text:span></text:p>
          <text:p text:style-name="P35"/>
        </text:list-item>
        <text:list-item>
          <text:p text:style-name="P17"><text:span text:style-name="T8">M</text:span><text:span text:style-name="T6">yException : définition des différentes erreurs possibles d</text:span><text:span text:style-name="T11">ans les</text:span><text:span text:style-name="T6"> messages </text:span><text:span text:style-name="T10">reçus.</text:span></text:p>
          <text:p text:style-name="P36"/>
        </text:list-item>
        <text:list-item>
          <text:p text:style-name="P18"><text:span text:style-name="T8">S</text:span><text:span text:style-name="T6">erver : </text:span><text:span text:style-name="T12">objet représentant le serveur avec une socket, une liste d'annonces, une liste d'utilisateur, un co</text:span><text:span text:style-name="T13">mpteur</text:span><text:span text:style-name="T12"> pour les id utilisateurs et un pour les id des annonces.</text:span></text:p>
          <text:p text:style-name="P36"/>
        </text:list-item>
        <text:list-item>
          <text:p text:style-name="P19">ServerThread : objet représentant un client qui est connecté au serveur, reçoit les messages, les vérifie et envoi un message au client une réponse. </text:p>
          <text:list>
            <text:list-item>
              <text:p text:style-name="P32">bufferedReader pour lire l'input de la socket.</text:p>
            </text:list-item>
            <text:list-item>
              <text:p text:style-name="P32">messageServer pour écrire sur l'ouput de la socket.</text:p>
            </text:list-item>
            <text:list-item>
              <text:p text:style-name="P32">Socket sur laquelle <text:span text:style-name="T27">on</text:span> accept<text:span text:style-name="T27">e le client.</text:span></text:p>
            </text:list-item>
            <text:list-item>
              <text:p text:style-name="P37">boolean pour savoir si l'utilisateur se déconnecte.</text:p>
            </text:list-item>
            <text:list-item>
              <text:p text:style-name="P38">hashMap d'annonce pour avoir toutes les annonces : variable partagé.</text:p>
            </text:list-item>
            <text:list-item>
              <text:p text:style-name="P39">hashMap d'<text:span text:style-name="T21">utilisateur</text:span> pour avoir tou<text:span text:style-name="T21">tes les utilisateurs</text:span> : variable partagé.</text:p>
            </text:list-item>
            <text:list-item>
              <text:p text:style-name="P40">counter pour savoir l'id d'une nouvelle annonce et nouveau user<text:span text:style-name="T20"> : variable partagé.</text:span></text:p>
            </text:list-item>
            <text:list-item>
              <text:p text:style-name="P41">idUser : id de l'utilisateur de ce thread.</text:p>
              <text:p text:style-name="P42"/>
            </text:list-item>
          </text:list>
        </text:list-item>
        <text:list-item>
          <text:p text:style-name="P15">U<text:span text:style-name="T19">ser : objet représentant un utilisateur qui contient un id, une adresse, un port et une liste de ses annonces.</text:span></text:p>
        </text:list-item>
      </text:list>
      <text:p text:style-name="P21"/>
      <text:p text:style-name="P52">Sécurité :</text:p>
      <text:p text:style-name="P22"/>
      <text:p text:style-name="P51"><text:span text:style-name="T38">Notre</text:span><text:span text:style-name="T37"> serveur est toujours disponible </text:span><text:span text:style-name="T38">sauf si il se plante (comportement testable avec un Ctrl-C), </text:span><text:span text:style-name="T39">dans ce cas il envoi un message de fin à tous ces clients afin qu'il se termine. Si deux clients sont en <text:s/>communication directe, ils peuvent encore communiquer entre eux et dés qu'il arrête cette communication, ils auront l'information que le serveur est mort.</text:span><text:span text:style-name="T37"> </text:span></text:p>
      <text:p text:style-name="P44"><text:span text:style-name="T41">Pour synchroniser nos objets nous utilisons le mot clé « synchronized ». </text:span><text:span text:style-name="T40">Cela </text:span>garantit l'atomicité du bloc de code mais aussi la visibilité des modifications effectuées dans ce bloc. <text:span text:style-name="T42">La priorité d'un nouveau d'un nouveau thread client est celle par défaut soit 5 donc tous les clients sont équitables. </text:span></text:p>
      <text:p text:style-name="P45"><text:span text:style-name="T43">Nous avons choisi le protocole TCP pour les deux communications cela permet d'avoir un service sécurisé sur la remise des paquets. </text:span>TCP garantit l'ordre et la remise des paquets, il vérifie l'intégrité de l'en-tête des paquets et des données qu'ils contiennent. TCP est responsable de la retransmission des paquets altérés ou perdus par le réseau lors de leur transmission.</text:p>
      <text:p text:style-name="P49"><text:soft-page-break/><text:span text:style-name="T47">Il n'y a a</text:span>u<text:span text:style-name="T44">cune garantie de confidentialité pendant les conversations. On utilise des simple sockets avec les messages en clair.</text:span></text:p>
      <text:p text:style-name="P46"><text:span text:style-name="T45">Dans le futur si le client voudrait une application sécurisé, on pourrait crypté les messages envoyés. Pour </text:span>éviter un client mal <text:span text:style-name="T46">intentionné on pourrait utiliser des certificats (avec keystore) et des sockets SSL.</text:span></text:p>
      <text:p text:style-name="P53"><text:span text:style-name="T29">Remarques :</text:span></text:p>
      <text:p text:style-name="P6"/>
      <text:p text:style-name="P20"><text:span text:style-name="T14">Le serveur va lancer un thread pour chaque nouveau client avec toutes ses variables qui seront partagé</text:span><text:span text:style-name="T15">e</text:span><text:span text:style-name="T14">s.</text:span><text:span text:style-name="T16"> Chaque client est un thread, pour la communication direct une nouvelle socket est crée. </text:span><text:span text:style-name="T17">On prend en compte les Ctrl-C de la part des clients et du serveur. </text:span></text:p>
      <text:p text:style-name="P6"/>
      <text:p text:style-name="P7">Nous avons choisi d'utiliser des HashMap pour stocker nos éléments car on peux les supprimer en O(1) (éviter de parcourir la structure à chaque foi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dfb" officeooo:paragraph-rsid="00062dfb"/>
    </style:style>
    <style:style style:name="MP2" style:family="paragraph" style:parent-style-name="Header">
      <style:text-properties officeooo:rsid="00062dfb" officeooo:paragraph-rsid="0020fca9"/>
    </style:style>
    <style:style style:name="MP3" style:family="paragraph" style:parent-style-name="Header">
      <style:text-properties officeooo:rsid="0021ea57" officeooo:paragraph-rsid="0021ea57"/>
    </style:style>
    <style:style style:name="MP4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MT1" style:family="text">
      <style:text-properties officeooo:rsid="00204108"/>
    </style:style>
    <style:style style:name="MT2" style:family="text">
      <style:text-properties officeooo:rsid="00367940"/>
    </style:style>
    <style:style style:name="MT3" style:family="text">
      <style:text-properties officeooo:rsid="0020fca9"/>
    </style:style>
    <style:style style:name="MT4" style:family="text">
      <style:text-properties officeooo:rsid="0037f4f9"/>
    </style:style>
    <style:style style:name="MT5" style:family="text">
      <style:text-properties officeooo:rsid="00062d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LBEZ Samuel &amp; </text:span>JACQUETTE Pierrick<text:tab/><text:tab/><text:span text:style-name="MT2">Projet</text:span> </text:p>
        <text:p text:style-name="MP2"><text:span text:style-name="MT3">samuel.elbe@gmail.com <text:s/>&amp; pierrick.jacquette@gmail.com</text:span> <text:tab/></text:p>
        <text:p text:style-name="MP3">21200353 &amp; 21305551</text:p>
      </style:header>
      <style:footer>
        <text:p text:style-name="MP4"><text:span text:style-name="MT4">Protocole Internet<text:tab/><text:tab/><text:tab/><text:tab/></text:span><text:tab/><text:tab/><text:tab/><text:tab/><text:tab/> <text:s text:c="9"/><text:span text:style-name="MT5">2017-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ick </meta:initial-creator>
    <meta:creation-date>2017-10-13T20:36:13.861916564</meta:creation-date>
    <meta:generator>LibreOffice/4.2.8.2$Linux_X86_64 LibreOffice_project/420m0$Build-2</meta:generator>
    <dc:date>2017-12-07T11:33:23.794983622</dc:date>
    <meta:editing-duration>PT2H59M52S</meta:editing-duration>
    <meta:editing-cycles>148</meta:editing-cycles>
    <dc:creator>pierrick </dc:creator>
    <meta:document-statistic meta:table-count="0" meta:image-count="0" meta:object-count="0" meta:page-count="3" meta:paragraph-count="63" meta:word-count="804" meta:character-count="4949" meta:non-whitespace-character-count="4204"/>
  </office:meta>
</office:document-meta>
</file>